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7mm" svg:height="90.05mm" svg:x="23.68mm" svg:y="84.47mm">
            <draw:object draw:notify-on-update-of-ranges="List1.B10:List1.B10 List1.C10:List1.H10 List1.B11:List1.B11 List1.C11:List1.H11 List1.B12:List1.B12 List1.C12:List1.H12 List1.B13:List1.B13 List1.C13:List1.H13 List1.B14:List1.B14 List1.C14:List1.H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3" office:value-type="string" calcext:value-type="string" table:number-columns-spanned="4" table:number-rows-spanned="1">
            <text:p>Relativní chyba [%]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office:value-type="string" calcext:value-type="string">
            <text:p>eps=0,25</text:p>
          </table:table-cell>
          <table:table-cell table:style-name="Default" office:value-type="string" calcext:value-type="string">
            <text:p>eps=0,5</text:p>
          </table:table-cell>
          <table:table-cell table:style-name="Default" office:value-type="string" calcext:value-type="string">
            <text:p>eps=0,75</text:p>
          </table:table-cell>
          <table:table-cell table:style-name="Default" office:value-type="string" calcext:value-type="string">
            <text:p>eps=0,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53872053872054" calcext:value-type="float">
            <text:p>0,0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33170255412342" calcext:value-type="float">
            <text:p>0,0033</text:p>
          </table:table-cell>
          <table:table-cell table:number-columns-repeated="2" office:value-type="float" office:value="0.0033170255412342" calcext:value-type="float">
            <text:p>0,0033</text:p>
          </table:table-cell>
          <table:table-cell office:value-type="float" office:value="0.053024936264278" calcext:value-type="float">
            <text:p>0,05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25695931477516" calcext:value-type="float">
            <text:p>0,00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07380073800738" calcext:value-type="float">
            <text:p>0,0007</text:p>
          </table:table-cell>
          <table:table-cell table:number-columns-repeated="2" office:value-type="float" office:value="0.0044653069382856" calcext:value-type="float">
            <text:p>0,00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16219673374224" calcext:value-type="float">
            <text:p>0,0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87829700053234" calcext:value-type="float">
            <text:p>0,000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eps=0,25</text:p>
          </table:table-cell>
          <table:table-cell office:value-type="float" office:value="0" calcext:value-type="float">
            <text:p>0</text:p>
          </table:table-cell>
          <table:table-cell office:value-type="float" office:value="0.0033170255412342" calcext:value-type="float">
            <text:p>0,00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ps=0,5</text:p>
          </table:table-cell>
          <table:table-cell office:value-type="float" office:value="0" calcext:value-type="float">
            <text:p>0</text:p>
          </table:table-cell>
          <table:table-cell office:value-type="float" office:value="0.0033170255412342" calcext:value-type="float">
            <text:p>0,00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7380073800738" calcext:value-type="float">
            <text:p>0,0007</text:p>
          </table:table-cell>
          <table:table-cell table:style-name="ce4" office:value-type="float" office:value="0.0016219673374224" calcext:value-type="float">
            <text:p>0,0016</text:p>
          </table:table-cell>
          <table:table-cell table:style-name="ce4" office:value-type="float" office:value="0.00087829700053234" calcext:value-type="float">
            <text:p>0,0009</text:p>
          </table:table-cell>
        </table:table-row>
        <table:table-row table:style-name="ro1">
          <table:table-cell/>
          <table:table-cell office:value-type="string" calcext:value-type="string">
            <text:p>eps=0,75</text:p>
          </table:table-cell>
          <table:table-cell office:value-type="float" office:value="0" calcext:value-type="float">
            <text:p>0</text:p>
          </table:table-cell>
          <table:table-cell office:value-type="float" office:value="0.0033170255412342" calcext:value-type="float">
            <text:p>0,0033</text:p>
          </table:table-cell>
          <table:table-cell office:value-type="float" office:value="0.0025695931477516" calcext:value-type="float">
            <text:p>0,0026</text:p>
          </table:table-cell>
          <table:table-cell office:value-type="float" office:value="0.0044653069382856" calcext:value-type="float">
            <text:p>0,0045</text:p>
          </table:table-cell>
          <table:table-cell table:style-name="ce4" office:value-type="float" office:value="0.0016219673374224" calcext:value-type="float">
            <text:p>0,0016</text:p>
          </table:table-cell>
          <table:table-cell table:style-name="ce4" office:value-type="float" office:value="0.00087829700053234" calcext:value-type="float">
            <text:p>0,0009</text:p>
          </table:table-cell>
        </table:table-row>
        <table:table-row table:style-name="ro1">
          <table:table-cell/>
          <table:table-cell office:value-type="string" calcext:value-type="string">
            <text:p>eps=0,9</text:p>
          </table:table-cell>
          <table:table-cell table:style-name="ce4" office:value-type="float" office:value="0.053872053872054" calcext:value-type="float">
            <text:p>0,0539</text:p>
          </table:table-cell>
          <table:table-cell office:value-type="float" office:value="0.053024936264278" calcext:value-type="float">
            <text:p>0,0530</text:p>
          </table:table-cell>
          <table:table-cell office:value-type="float" office:value="0.0025695931477516" calcext:value-type="float">
            <text:p>0,0026</text:p>
          </table:table-cell>
          <table:table-cell office:value-type="float" office:value="0.0044653069382856" calcext:value-type="float">
            <text:p>0,0045</text:p>
          </table:table-cell>
          <table:table-cell table:style-name="ce4" office:value-type="float" office:value="0.0016219673374224" calcext:value-type="float">
            <text:p>0,0016</text:p>
          </table:table-cell>
          <table:table-cell table:style-name="ce4" office:value-type="float" office:value="0.00087829700053234" calcext:value-type="float">
            <text:p>0,0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4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15:58:14.52921211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4:48:22.835460751</meta:creation-date>
    <dc:date>2015-11-11T16:14:18.191207129</dc:date>
    <meta:editing-duration>PT1H7M58S</meta:editing-duration>
    <meta:editing-cycles>5</meta:editing-cycles>
    <meta:generator>LibreOffice/4.4.5.2$Linux_X86_64 LibreOffice_project/40m0$Build-2</meta:generator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814cm" svg:y="3.457cm" style:legend-expansion="high" chart:style-name="ch2"/>
        <chart:plot-area chart:style-name="ch3" table:cell-range-address="List1.B10:List1.H14" chart:data-source-has-labels="both" svg:x="0.319cm" svg:y="0.18cm" svg:width="13.176cm" svg:height="8.646cm">
          <chartooo:coordinate-region svg:x="1.231cm" svg:y="0.379cm" svg:width="12.264cm" svg:height="7.8cm"/>
          <chart:axis chart:dimension="x" chart:name="primary-x" chart:style-name="ch4" chartooo:axis-type="text">
            <chart:categories table:cell-range-address="List1.C10:List1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C11:List1.H11" chart:label-cell-address="List1.B11:List1.B11" chart:class="chart:bar">
            <chart:data-point chart:repeated="6"/>
          </chart:series>
          <chart:series chart:style-name="ch8" chart:values-cell-range-address="List1.C12:List1.H12" chart:label-cell-address="List1.B12:List1.B12" chart:class="chart:bar">
            <chart:data-point chart:repeated="6"/>
          </chart:series>
          <chart:series chart:style-name="ch9" chart:values-cell-range-address="List1.C13:List1.H13" chart:label-cell-address="List1.B13:List1.B13" chart:class="chart:bar">
            <chart:data-point chart:repeated="6"/>
          </chart:series>
          <chart:series chart:style-name="ch10" chart:values-cell-range-address="List1.C14:List1.H14" chart:label-cell-address="List1.B14:List1.B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10:List1.H1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eps=0,25</text:p>
                <draw:g>
                  <svg:desc>List1.B11:List1.B11</svg:desc>
                </draw:g>
              </table:table-cell>
              <table:table-cell office:value-type="float" office:value="0">
                <text:p>0</text:p>
                <draw:g>
                  <svg:desc>List1.C11:List1.H11</svg:desc>
                </draw:g>
              </table:table-cell>
              <table:table-cell office:value-type="float" office:value="0.0033170255412342">
                <text:p>0.003317025541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ps=0,5</text:p>
                <draw:g>
                  <svg:desc>List1.B12:List1.B12</svg:desc>
                </draw:g>
              </table:table-cell>
              <table:table-cell office:value-type="float" office:value="0">
                <text:p>0</text:p>
                <draw:g>
                  <svg:desc>List1.C12:List1.H12</svg:desc>
                </draw:g>
              </table:table-cell>
              <table:table-cell office:value-type="float" office:value="0.0033170255412342">
                <text:p>0.0033170255412342</text:p>
              </table:table-cell>
              <table:table-cell office:value-type="float" office:value="0">
                <text:p>0</text:p>
              </table:table-cell>
              <table:table-cell office:value-type="float" office:value="0.0007380073800738">
                <text:p>0.0007380073800738</text:p>
              </table:table-cell>
              <table:table-cell office:value-type="float" office:value="0.0016219673374224">
                <text:p>0.0016219673374224</text:p>
              </table:table-cell>
              <table:table-cell office:value-type="float" office:value="0.00087829700053234">
                <text:p>0.00087829700053234</text:p>
              </table:table-cell>
            </table:table-row>
            <table:table-row>
              <table:table-cell office:value-type="string">
                <text:p>eps=0,75</text:p>
                <draw:g>
                  <svg:desc>List1.B13:List1.B13</svg:desc>
                </draw:g>
              </table:table-cell>
              <table:table-cell office:value-type="float" office:value="0">
                <text:p>0</text:p>
                <draw:g>
                  <svg:desc>List1.C13:List1.H13</svg:desc>
                </draw:g>
              </table:table-cell>
              <table:table-cell office:value-type="float" office:value="0.0033170255412342">
                <text:p>0.0033170255412342</text:p>
              </table:table-cell>
              <table:table-cell office:value-type="float" office:value="0.0025695931477516">
                <text:p>0.0025695931477516</text:p>
              </table:table-cell>
              <table:table-cell office:value-type="float" office:value="0.0044653069382856">
                <text:p>0.0044653069382856</text:p>
              </table:table-cell>
              <table:table-cell office:value-type="float" office:value="0.0016219673374224">
                <text:p>0.0016219673374224</text:p>
              </table:table-cell>
              <table:table-cell office:value-type="float" office:value="0.00087829700053234">
                <text:p>0.00087829700053234</text:p>
              </table:table-cell>
            </table:table-row>
            <table:table-row>
              <table:table-cell office:value-type="string">
                <text:p>eps=0,9</text:p>
                <draw:g>
                  <svg:desc>List1.B14:List1.B14</svg:desc>
                </draw:g>
              </table:table-cell>
              <table:table-cell office:value-type="float" office:value="0.053872053872054">
                <text:p>0.053872053872054</text:p>
                <draw:g>
                  <svg:desc>List1.C14:List1.H14</svg:desc>
                </draw:g>
              </table:table-cell>
              <table:table-cell office:value-type="float" office:value="0.053024936264278">
                <text:p>0.053024936264278</text:p>
              </table:table-cell>
              <table:table-cell office:value-type="float" office:value="0.0025695931477516">
                <text:p>0.0025695931477516</text:p>
              </table:table-cell>
              <table:table-cell office:value-type="float" office:value="0.0044653069382856">
                <text:p>0.0044653069382856</text:p>
              </table:table-cell>
              <table:table-cell office:value-type="float" office:value="0.0016219673374224">
                <text:p>0.0016219673374224</text:p>
              </table:table-cell>
              <table:table-cell office:value-type="float" office:value="0.00087829700053234">
                <text:p>0.00087829700053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